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_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_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_Stu" style:display-name="PageStyle_Criminal_Offenses_On_campus_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